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a0c" officeooo:paragraph-rsid="00128a0c"/>
    </style:style>
    <style:style style:name="P2" style:family="paragraph" style:parent-style-name="Standard">
      <style:text-properties officeooo:rsid="00128a0c" officeooo:paragraph-rsid="00128a0c" fo:background-color="#ed1c24"/>
    </style:style>
    <style:style style:name="P3" style:family="paragraph" style:parent-style-name="Standard">
      <style:text-properties officeooo:rsid="00172ee9" officeooo:paragraph-rsid="00172ee9" fo:background-color="#ed1c24"/>
    </style:style>
    <style:style style:name="P4" style:family="paragraph" style:parent-style-name="Standard">
      <style:text-properties officeooo:rsid="00128a0c" officeooo:paragraph-rsid="00128a0c" fo:background-color="transparent"/>
    </style:style>
    <style:style style:name="P5" style:family="paragraph" style:parent-style-name="Standard">
      <style:text-properties officeooo:rsid="00128a0c" officeooo:paragraph-rsid="00172ee9" fo:background-color="transparent"/>
    </style:style>
    <style:style style:name="P6" style:family="paragraph" style:parent-style-name="Standard">
      <style:text-properties officeooo:rsid="0033cbae" officeooo:paragraph-rsid="0033cbae"/>
    </style:style>
    <style:style style:name="P7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128a0c"/>
    </style:style>
    <style:style style:name="P8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1d4492"/>
    </style:style>
    <style:style style:name="P9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37997b"/>
    </style:style>
    <style:style style:name="P10" style:family="paragraph" style:parent-style-name="Standard">
      <style:paragraph-properties fo:margin-left="0.2917in" fo:margin-right="0in" fo:text-indent="0in" style:auto-text-indent="false"/>
      <style:text-properties officeooo:rsid="001f29a5" officeooo:paragraph-rsid="001f29a5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officeooo:rsid="00258469" officeooo:paragraph-rsid="00258469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28a0c" officeooo:paragraph-rsid="00128a0c"/>
    </style:style>
    <style:style style:name="P13" style:family="paragraph" style:parent-style-name="Standard">
      <style:paragraph-properties fo:margin-left="0.2917in" fo:margin-right="0in" fo:text-indent="0in" style:auto-text-indent="false"/>
      <style:text-properties fo:font-style="italic" officeooo:rsid="00489c77" officeooo:paragraph-rsid="00489c77" fo:background-color="transparent" style:font-style-asian="italic" style:font-style-complex="italic"/>
    </style:style>
    <style:style style:name="P14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128a0c"/>
    </style:style>
    <style:style style:name="P15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4d36c3"/>
    </style:style>
    <style:style style:name="P16" style:family="paragraph" style:parent-style-name="Standard">
      <style:text-properties officeooo:rsid="00128a0c" officeooo:paragraph-rsid="004980d4"/>
    </style:style>
    <style:style style:name="P17" style:family="paragraph" style:parent-style-name="Standard">
      <style:text-properties officeooo:rsid="0033cbae" officeooo:paragraph-rsid="0033cbae"/>
    </style:style>
    <style:style style:name="P18" style:family="paragraph" style:parent-style-name="Standard">
      <style:text-properties officeooo:rsid="00128a0c" officeooo:paragraph-rsid="00128a0c" fo:background-color="#ff0000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rsid="00305815" officeooo:paragraph-rsid="00305815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rsid="004f5dd5" officeooo:paragraph-rsid="004f5dd5"/>
    </style:style>
    <style:style style:name="T1" style:family="text">
      <style:text-properties officeooo:rsid="0013fb0c"/>
    </style:style>
    <style:style style:name="T2" style:family="text">
      <style:text-properties officeooo:rsid="001680ef"/>
    </style:style>
    <style:style style:name="T3" style:family="text">
      <style:text-properties officeooo:rsid="0017dcd1"/>
    </style:style>
    <style:style style:name="T4" style:family="text">
      <style:text-properties officeooo:rsid="00265f96"/>
    </style:style>
    <style:style style:name="T5" style:family="text">
      <style:text-properties officeooo:rsid="00297aa4"/>
    </style:style>
    <style:style style:name="T6" style:family="text">
      <style:text-properties officeooo:rsid="002cec94"/>
    </style:style>
    <style:style style:name="T7" style:family="text">
      <style:text-properties officeooo:rsid="002d04a5"/>
    </style:style>
    <style:style style:name="T8" style:family="text">
      <style:text-properties officeooo:rsid="002d540c"/>
    </style:style>
    <style:style style:name="T9" style:family="text">
      <style:text-properties officeooo:rsid="002df031"/>
    </style:style>
    <style:style style:name="T10" style:family="text">
      <style:text-properties officeooo:rsid="002eccfb"/>
    </style:style>
    <style:style style:name="T11" style:family="text">
      <style:text-properties officeooo:rsid="00325326"/>
    </style:style>
    <style:style style:name="T12" style:family="text">
      <style:text-properties officeooo:rsid="0037997b"/>
    </style:style>
    <style:style style:name="T13" style:family="text">
      <style:text-properties officeooo:rsid="0042c2bf"/>
    </style:style>
    <style:style style:name="T14" style:family="text">
      <style:text-properties officeooo:rsid="004512e7"/>
    </style:style>
    <style:style style:name="T15" style:family="text">
      <style:text-properties officeooo:rsid="004557c4"/>
    </style:style>
    <style:style style:name="T16" style:family="text">
      <style:text-properties officeooo:rsid="00489c77"/>
    </style:style>
    <style:style style:name="T17" style:family="text">
      <style:text-properties fo:font-style="italic" officeooo:rsid="00489c77" style:font-style-asian="italic" style:font-style-complex="italic"/>
    </style:style>
    <style:style style:name="T18" style:family="text">
      <style:text-properties fo:font-style="italic" officeooo:rsid="004d36c3" style:font-style-asian="italic" style:font-style-complex="italic"/>
    </style:style>
    <style:style style:name="T19" style:family="text">
      <style:text-properties officeooo:rsid="0049c3f3"/>
    </style:style>
    <style:style style:name="T20" style:family="text">
      <style:text-properties officeooo:rsid="004d36c3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89c77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<text:span text:style-name="T11">and Language </text:span>Library</text:p>
      <text:p text:style-name="P1">--------------------------------------------------------</text:p>
      <text:p text:style-name="P6">Culture A | Language</text:p>
      <text:p text:style-name="P6"><text:tab/>Derivative Culture A.i | Language</text:p>
      <text:p text:style-name="P6"><text:tab/>Derivative Culture A.ii | Language</text:p>
      <text:p text:style-name="P16">--------------------------------------------------------</text:p>
      <text:p text:style-name="P16"/>
      <text:p text:style-name="P2">Waith of the Four Cities – extinct <text:span text:style-name="T9">| Tolkien Elvish</text:span></text:p>
      <text:p text:style-name="P4"><text:tab/><text:span text:style-name="T2">Vanhar (in the caves of Haldarda) </text:span><text:span text:style-name="T14">| Tolkien Elvish</text:span></text:p>
      <text:p text:style-name="P4"><text:tab/><text:span text:style-name="T16">Akh | Tolkien Elvish</text:span></text:p>
      <text:p text:style-name="P4"><text:tab/><text:tab/><text:span text:style-name="T22">Attasek | Tolkien Elvish + PIE</text:span></text:p>
      <text:p text:style-name="P5"><text:tab/>Rhun <text:span text:style-name="T9">| Tolkien Elvish</text:span></text:p>
      <text:p text:style-name="P5"/>
      <text:p text:style-name="P18">Prehistoric Loss’kelvar <text:span text:style-name="T8">| Proto Niger-Congo</text:span></text:p>
      <text:p text:style-name="P1"><text:tab/><text:span text:style-name="T8">Modern Loss’kelvar | Igbo</text:span></text:p>
      <text:p text:style-name="P1"><text:tab/><text:span text:style-name="T3">Prehistoric Orun </text:span><text:span text:style-name="T8">| Proto Yoruba</text:span></text:p>
      <text:p text:style-name="P1"><text:tab/><text:tab/><text:span text:style-name="T3">Kekere </text:span><text:span text:style-name="T8">| hundreds of Niger-Congo languages</text:span></text:p>
      <text:p text:style-name="P1"><text:tab/><text:tab/><text:span text:style-name="T3">Nla </text:span><text:span text:style-name="T8">| Yoruba</text:span></text:p>
      <text:p text:style-name="P1"><text:tab/><text:tab/></text:p>
      <text:p text:style-name="P1">Prehistoric Onear <text:span text:style-name="T10">| Igbo variant</text:span></text:p>
      <text:p text:style-name="P2">Okemenel – extinct <text:span text:style-name="T10">| Southern Sotho</text:span></text:p>
      <text:p text:style-name="P1"/>
      <text:p text:style-name="P3">Astar – Origin – extinct <text:span text:style-name="T7">| PIE</text:span></text:p>
      <text:p text:style-name="P11">Tellinese <text:span text:style-name="T7">| PIE + Hindi</text:span></text:p>
      <text:p text:style-name="P11"><text:tab/><text:span text:style-name="T6">Tellinese-Jangatet </text:span><text:span text:style-name="T7">| PIE + Hindi</text:span></text:p>
      <text:p text:style-name="P11"><text:tab/><text:tab/><text:span text:style-name="T6">Samavaga </text:span><text:span text:style-name="T7">| PIE + Sinhala</text:span></text:p>
      <text:p text:style-name="P11"><text:tab/><text:tab/><text:span text:style-name="T13">Haritian | PIE + Domari</text:span></text:p>
      <text:p text:style-name="P11"><text:tab/><text:span text:style-name="T6">Narazi </text:span><text:span text:style-name="T7">| PIE + Gujarati</text:span></text:p>
      <text:p text:style-name="P10">Ghahaka<text:span text:style-name="T5">n </text:span><text:span text:style-name="T7">| PIE + Punjabi</text:span></text:p>
      <text:p text:style-name="P8">Huroma<text:span text:style-name="T4">n </text:span><text:span text:style-name="T7">| PIE + Bangala</text:span></text:p>
      <text:p text:style-name="P8"><text:tab/><text:span text:style-name="T6">Huroman-Nlashikir </text:span><text:span text:style-name="T7">| PIE + Bangala + Yoruba</text:span></text:p>
      <text:p text:style-name="P9"><text:tab/><text:tab/><text:span text:style-name="T12">Marman </text:span><text:span text:style-name="T7">| PIE + Bangala + Yoruba</text:span></text:p>
      <text:p text:style-name="P9"><text:tab/><text:tab/><text:span text:style-name="T12">Omanusian </text:span><text:span text:style-name="T7">| PIE + Bangala + Yoruba</text:span></text:p>
      <text:p text:style-name="P9"><text:tab/><text:tab/><text:span text:style-name="T12">Shukunene</text:span><text:span text:style-name="T6"> </text:span><text:span text:style-name="T7">| PIE + Bangala + Yoruba</text:span></text:p>
      <text:p text:style-name="P13"><text:span text:style-name="T21">Attasek</text:span> | <text:span text:style-name="T21">Tolkien Elvish + PIE</text:span></text:p>
      <text:p text:style-name="P7"><text:tab/>→<text:span text:style-name="T19"> Proto Celtic</text:span></text:p>
      <text:p text:style-name="P7"><text:tab/><text:tab/>→<text:span text:style-name="T19"> Early Irish</text:span></text:p>
      <text:p text:style-name="P7"/>
      <text:p text:style-name="P7"><text:span text:style-name="T18">(Amarthian)</text:span>→Proto <text:span text:style-name="T20">Balto-Slavic</text:span></text:p>
      <text:p text:style-name="P15"/>
      <text:p text:style-name="P15"/>
      <text:p text:style-name="P15">Ra<text:span text:style-name="T20">w</text:span>eli <text:span text:style-name="T1">(+Ezelani)</text:span></text:p>
      <text:p text:style-name="P7">Bhsad</text:p>
      <text:p text:style-name="P7">Prehistoric East Tepeheo (Pikis, Maniyai, Marnos)</text:p>
      <text:p text:style-name="P12"/>
      <text:p text:style-name="P19">Andolem, Nayanzelic | Tolkien Elvish + Igbo → Slavic/Baltic variant <text:span text:style-name="T15">(Russian, Ukranian, Czech, Servian, Bulgarian)</text:span>, Latvian</text:p>
      <text:p text:style-name="P19"/>
      <text:p text:style-name="P20">Connection between Nayanzelic and Proto-Amarthian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3-02T14:13:27.427992855</dc:date>
    <meta:editing-duration>PT6H6M35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197" meta:character-count="1324" meta:non-whitespace-character-count="1131"/>
  </office:meta>
</office:document-meta>
</file>